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3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45.03mm"/>
    </style:style>
    <style:style style:name="co4" style:family="table-column">
      <style:table-column-properties fo:break-before="auto" style:column-width="68.81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0.39mm" fo:break-before="auto" style:use-optimal-row-height="false"/>
    </style:style>
    <style:style style:name="ro8" style:family="table-row">
      <style:table-row-properties style:row-height="41.01mm" fo:break-before="auto" style:use-optimal-row-height="false"/>
    </style:style>
    <style:style style:name="ro9" style:family="table-row">
      <style:table-row-properties style:row-height="21.17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Période_20_E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3pt double #1a1a1a" style:border-line-width-bottom="0.35mm 0.35mm 0.35mm" style:diagonal-bl-tr="none" style:diagonal-tl-br="none" style:text-align-source="fix" style:repeat-content="false" fo:wrap-option="wrap" fo:border-left="none" style:direction="ltr" fo:border-right="3pt double #1a1a1a" style:border-line-width-right="0.35mm 0.35mm 0.35mm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1a1a1a" style:border-line-width="0.35mm 0.35mm 0.35mm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3pt double #1a1a1a" style:border-line-width="0.35mm 0.35mm 0.35mm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1a1a1a" style:diagonal-bl-tr="none" style:diagonal-tl-br="none" style:text-align-source="value-type" style:repeat-content="false" fo:wrap-option="wrap" fo:border-left="3pt double #1a1a1a" style:border-line-width-left="0.35mm 0.35mm 0.35mm" style:direction="ltr" fo:border-right="3pt double #1a1a1a" style:border-line-width-right="0.35mm 0.35mm 0.35mm" style:rotation-angle="0" style:rotation-align="none" style:shrink-to-fit="false" fo:border-top="0.99pt solid #1a1a1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99pt solid #1a1a1a" style:diagonal-bl-tr="none" style:diagonal-tl-br="none" fo:border-left="3pt double #1a1a1a" style:border-line-width-left="0.35mm 0.35mm 0.35mm" fo:border-right="3pt double #1a1a1a" style:border-line-width-right="0.35mm 0.35mm 0.35mm" style:rotation-align="none" fo:border-top="3pt double #1a1a1a" style:border-line-width-top="0.35mm 0.35mm 0.35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3pt double #1a1a1a" style:border-line-width-bottom="0.35mm 0.35mm 0.35mm" style:diagonal-bl-tr="none" style:diagonal-tl-br="none" fo:border-left="3pt double #1a1a1a" style:border-line-width-left="0.35mm 0.35mm 0.35mm" fo:border-right="3pt double #1a1a1a" style:border-line-width-right="0.35mm 0.35mm 0.35mm" style:rotation-align="none" fo:border-top="0.99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1a1a1a" style:border-line-width="0.35mm 0.35mm 0.35mm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3pt double #1a1a1a" style:border-line-width-bottom="0.35mm 0.35mm 0.35mm" style:diagonal-bl-tr="none" style:diagonal-tl-br="none" fo:border-left="none" fo:border-right="0.99pt solid #1a1a1a" style:rotation-align="none" fo:border-top="none"/>
    </style:style>
    <style:style style:name="ce11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12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/>
    </style:style>
    <style:style style:name="ce13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3pt double #1a1a1a" style:border-line-width-top="0.35mm 0.35mm 0.35mm"/>
    </style:style>
    <style:style style:name="ce14" style:family="table-cell" style:parent-style-name="Default" style:data-style-name="N135">
      <style:table-cell-properties fo:border-bottom="3pt double #1a1a1a" style:border-line-width-bottom="0.35mm 0.35mm 0.35mm" style:diagonal-bl-tr="none" style:diagonal-tl-br="none" fo:border-left="3pt double #1a1a1a" style:border-line-width-left="0.35mm 0.35mm 0.35mm" fo:border-right="0.99pt solid #1a1a1a" style:rotation-align="none" fo:border-top="0.99pt solid #1a1a1a"/>
    </style:style>
    <style:style style:name="ce15" style:family="table-cell" style:parent-style-name="Default">
      <style:table-cell-properties fo:border-bottom="3pt double #1a1a1a" style:border-line-width-bottom="0.35mm 0.35mm 0.35mm" style:diagonal-bl-tr="none" style:diagonal-tl-br="none" fo:border-left="0.99pt solid #1a1a1a" fo:border-right="0.99pt solid #1a1a1a" style:rotation-align="none" fo:border-top="none"/>
    </style:style>
    <style:style style:name="ce16" style:family="table-cell" style:parent-style-name="Default">
      <style:table-cell-properties style:diagonal-bl-tr="none" style:diagonal-tl-br="none" fo:border="0.99pt solid #1a1a1a" style:rotation-align="none"/>
    </style:style>
    <style:style style:name="ce17" style:family="table-cell" style:parent-style-name="Default">
      <style:table-cell-properties fo:border-bottom="none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3pt double #1a1a1a" style:border-line-width-bottom="0.35mm 0.35mm 0.35mm" style:diagonal-bl-tr="none" style:diagonal-tl-br="none" fo:border-left="0.99pt solid #1a1a1a" fo:border-right="none" style:rotation-align="none" fo:border-top="none"/>
    </style:style>
    <style:style style:name="ce20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0.99pt solid #1a1a1a"/>
    </style:style>
    <style:style style:name="ce21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3pt double #1a1a1a" style:border-line-width-left="0.35mm 0.35mm 0.35mm" style:direction="ltr" fo:border-right="3pt double #1a1a1a" style:border-line-width-right="0.35mm 0.35mm 0.35mm" style:rotation-angle="0" style:rotation-align="none" style:shrink-to-fit="false" fo:border-top="3pt double #1a1a1a" style:border-line-width-top="0.35mm 0.35mm 0.35mm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3pt double #1a1a1a" style:border-line-width-bottom="0.35mm 0.35mm 0.35mm" style:diagonal-bl-tr="none" style:diagonal-tl-br="none" style:text-align-source="fix" style:repeat-content="false" fo:wrap-option="wrap" fo:border-left="3pt double #1a1a1a" style:border-line-width-left="0.35mm 0.35mm 0.35mm" style:direction="ltr" fo:border-right="3pt double #1a1a1a" style:border-line-width-right="0.35mm 0.35mm 0.35mm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3pt double #1a1a1a" style:border-line-width="0.35mm 0.35mm 0.35mm" style:rotation-align="none"/>
    </style:style>
    <style:style style:name="ce25" style:family="table-cell" style:parent-style-name="Default">
      <style:table-cell-properties style:glyph-orientation-vertical="0" fo:border-bottom="0.99pt solid #1a1a1a" style:diagonal-bl-tr="none" style:diagonal-tl-br="none" style:text-align-source="value-type" style:repeat-content="false" fo:wrap-option="wrap" fo:border-left="3pt double #1a1a1a" style:border-line-width-left="0.35mm 0.35mm 0.35mm" style:direction="ltr" fo:border-right="3pt double #1a1a1a" style:border-line-width-right="0.35mm 0.35mm 0.35mm" style:rotation-angle="0" style:rotation-align="none" style:shrink-to-fit="false" fo:border-top="0.99pt solid #1a1a1a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1a1a1a" style:diagonal-bl-tr="none" style:diagonal-tl-br="none" fo:border-left="3pt double #1a1a1a" style:border-line-width-left="0.35mm 0.35mm 0.35mm" fo:border-right="3pt double #1a1a1a" style:border-line-width-right="0.35mm 0.35mm 0.35mm" style:rotation-align="none" fo:border-top="0.99pt solid #1a1a1a"/>
    </style:style>
    <style:style style:name="ce27" style:family="table-cell" style:parent-style-name="Default">
      <style:table-cell-properties fo:border-bottom="none" style:diagonal-bl-tr="none" style:diagonal-tl-br="none" fo:border-left="3pt double #1a1a1a" style:border-line-width-left="0.35mm 0.35mm 0.35mm" fo:border-right="3pt double #1a1a1a" style:border-line-width-right="0.35mm 0.35mm 0.35mm" style:rotation-align="none" fo:border-top="0.99pt solid #1a1a1a"/>
    </style:style>
    <style:style style:name="ce28" style:family="table-cell" style:parent-style-name="Default">
      <style:table-cell-properties fo:border-bottom="none" style:diagonal-bl-tr="none" style:diagonal-tl-br="none" fo:border-left="3pt double #1a1a1a" style:border-line-width-left="0.35mm 0.35mm 0.35mm" fo:border-right="none" style:rotation-align="none" fo:border-top="3pt double #1a1a1a" style:border-line-width-top="0.35mm 0.35mm 0.35mm"/>
    </style:style>
    <style:style style:name="ce29" style:family="table-cell" style:parent-style-name="Default">
      <style:table-cell-properties fo:border-bottom="none" style:diagonal-bl-tr="none" style:diagonal-tl-br="none" fo:border-left="3pt double #1a1a1a" style:border-line-width-left="0.35mm 0.35mm 0.35m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emestre S2" table:style-name="ta1" table:print-ranges="'Semestre S2'.A1:'Semestre S2'.I2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48" table:default-cell-style-name="Default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3"/>
          <table:table-cell table:style-name="ce2" office:value-type="string" calcext:value-type="string">
            <text:p>Compte-Rendu d'Activité Hebdomadaire</text:p>
          </table:table-cell>
          <table:table-cell table:style-name="ce2" table:number-columns-repeated="4"/>
          <table:table-cell table:number-columns-repeated="1015"/>
        </table:table-row>
        <table:table-row table:style-name="ro3">
          <table:table-cell/>
          <table:table-cell table:style-name="ce2" table:number-columns-repeated="3"/>
          <table:table-cell table:style-name="ce2" office:value-type="string" calcext:value-type="string">
            <text:p>Projet Synthèse VHDL</text:p>
          </table:table-cell>
          <table:table-cell table:style-name="ce2" table:number-columns-repeated="4"/>
          <table:table-cell table:number-columns-repeated="1015"/>
        </table:table-row>
        <table:table-row table:style-name="ro4">
          <table:table-cell table:number-columns-repeated="4"/>
          <table:table-cell table:style-name="ce18" office:value-type="string" calcext:value-type="string">
            <text:p>SNum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 <text:s/>/ prénom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e 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compléter et à envoyer à l'enseignant « client » au plus tard 24 heures après chaque séanc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B : la charge initiale prévue tient compte de 32 heures encadrées et de 8 heures de travail personne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"/>
          <table:table-cell table:style-name="ce3"/>
          <table:table-cell table:style-name="ce4" office:value-type="string" calcext:value-type="string">
            <text:p>Version 0</text:p>
          </table:table-cell>
          <table:table-cell table:style-name="ce4" office:value-type="string" calcext:value-type="string">
            <text:p>Version 1</text:p>
          </table:table-cell>
          <table:table-cell table:style-name="ce4" office:value-type="string" calcext:value-type="string">
            <text:p>Version 2</text:p>
          </table:table-cell>
          <table:table-cell table:style-name="ce4" office:value-type="string" calcext:value-type="string">
            <text:p>Version 3</text:p>
          </table:table-cell>
          <table:table-cell table:style-name="ce4" office:value-type="string" calcext:value-type="string">
            <text:p>Version 4</text:p>
          </table:table-cell>
          <table:table-cell table:style-name="ce4" office:value-type="string" calcext:value-type="string">
            <text:p>Rapport</text:p>
          </table:table-cell>
          <table:table-cell table:style-name="ce22" office:value-type="string" calcext:value-type="string">
            <text:p>Commentaires, bilan </text:p>
          </table:table-cell>
          <table:table-cell table:style-name="ce1" table:number-columns-repeated="1015"/>
        </table:table-row>
        <table:table-row table:style-name="ro6">
          <table:table-cell table:style-name="ce1"/>
          <table:table-cell table:style-name="ce4" office:value-type="string" calcext:value-type="string">
            <text:p>Label de Tâche </text:p>
          </table:table-cell>
          <table:table-cell table:style-name="ce9" office:value-type="string" calcext:value-type="string">
            <text:p>Validation Interfaces convertisseur</text:p>
          </table:table-cell>
          <table:table-cell table:style-name="ce9" office:value-type="string" calcext:value-type="string">
            <text:p>Insertion de mémoires</text:p>
          </table:table-cell>
          <table:table-cell table:style-name="ce9" office:value-type="string" calcext:value-type="string">
            <text:p>Insertion traitement écho</text:p>
          </table:table-cell>
          <table:table-cell table:style-name="ce9" office:value-type="string" calcext:value-type="string">
            <text:p>Insertion traitement filtrage</text:p>
          </table:table-cell>
          <table:table-cell table:style-name="ce9" office:value-type="string" calcext:value-type="string">
            <text:p>Insertion nouveau traitement</text:p>
          </table:table-cell>
          <table:table-cell table:style-name="ce9"/>
          <table:table-cell table:style-name="ce23" office:value-type="string" calcext:value-type="string">
            <text:p>en cas de problème bloquant, analysez les causes</text:p>
          </table:table-cell>
          <table:table-cell table:style-name="ce1" table:number-columns-repeated="1015"/>
        </table:table-row>
        <table:table-row table:style-name="ro7">
          <table:table-cell office:value-type="string" calcext:value-type="string">
            <text:p>Dates</text:p>
          </table:table-cell>
          <table:table-cell table:style-name="ce5" office:value-type="string" calcext:value-type="string">
            <text:p>Votre charge initiale prévue (unité heure)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24"/>
          <table:table-cell table:formula="of:=[.C14]+[.D14]+[.E14]+[.F14]+[.G14]+[.H14]" office:value-type="float" office:value="40" calcext:value-type="float">
            <text:p>40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mettre ici les dates des séances</text:p>
          </table:table-cell>
          <table:table-cell table:style-name="ce6" office:value-type="string" calcext:value-type="string">
            <text:p>Charge consommée semaine 1</text:p>
          </table:table-cell>
          <table:table-cell table:style-name="ce11"/>
          <table:table-cell table:style-name="ce16" table:number-columns-repeated="2"/>
          <table:table-cell/>
          <table:table-cell table:style-name="ce20" table:number-columns-repeated="2"/>
          <table:table-cell table:style-name="ce25"/>
          <table:table-cell table:number-columns-repeated="1015"/>
        </table:table-row>
        <table:table-row table:style-name="ro9">
          <table:table-cell/>
          <table:table-cell table:style-name="ce6" office:value-type="string" calcext:value-type="string">
            <text:p>Charge consommée semaine 2</text:p>
          </table:table-cell>
          <table:table-cell table:style-name="ce11"/>
          <table:table-cell table:style-name="ce16" table:number-columns-repeated="3"/>
          <table:table-cell table:style-name="ce20" table:number-columns-repeated="2"/>
          <table:table-cell table:style-name="ce25"/>
          <table:table-cell table:number-columns-repeated="1015"/>
        </table:table-row>
        <table:table-row table:style-name="ro10">
          <table:table-cell/>
          <table:table-cell table:style-name="ce6" office:value-type="string" calcext:value-type="string">
            <text:p>Charge consommée semaine 3</text:p>
          </table:table-cell>
          <table:table-cell table:style-name="ce11"/>
          <table:table-cell table:style-name="ce16" table:number-columns-repeated="3"/>
          <table:table-cell table:style-name="ce20" table:number-columns-repeated="2"/>
          <table:table-cell table:style-name="ce25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Charge consommée semaine 4</text:p>
          </table:table-cell>
          <table:table-cell table:style-name="ce11"/>
          <table:table-cell table:style-name="ce16" table:number-columns-repeated="3"/>
          <table:table-cell table:style-name="ce20" table:number-columns-repeated="2"/>
          <table:table-cell table:style-name="ce26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Charge consommée semaine 5</text:p>
          </table:table-cell>
          <table:table-cell table:style-name="ce11"/>
          <table:table-cell table:style-name="ce16" table:number-columns-repeated="3"/>
          <table:table-cell table:style-name="ce20" table:number-columns-repeated="2"/>
          <table:table-cell table:style-name="ce26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Charge consommée semaine 6</text:p>
          </table:table-cell>
          <table:table-cell table:style-name="ce11"/>
          <table:table-cell table:style-name="ce16" table:number-columns-repeated="3"/>
          <table:table-cell table:style-name="ce20" table:number-columns-repeated="2"/>
          <table:table-cell table:style-name="ce26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Charge consommée semaine 7</text:p>
          </table:table-cell>
          <table:table-cell table:style-name="ce12"/>
          <table:table-cell table:style-name="ce17" table:number-columns-repeated="3"/>
          <table:table-cell table:style-name="ce21" table:number-columns-repeated="2"/>
          <table:table-cell table:style-name="ce27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umul consommé</text:p>
          </table:table-cell>
          <table:table-cell table:style-name="ce13" table:formula="of:=SUM([.C15:.C21])" office:value-type="float" office:value="0" calcext:value-type="float">
            <text:p>0</text:p>
          </table:table-cell>
          <table:table-cell table:style-name="ce13" table:formula="of:=SUM([.D15:.D21])" office:value-type="float" office:value="0" calcext:value-type="float">
            <text:p>0</text:p>
          </table:table-cell>
          <table:table-cell table:style-name="ce13" table:formula="of:=SUM([.E15:.E21])" office:value-type="float" office:value="0" calcext:value-type="float">
            <text:p>0</text:p>
          </table:table-cell>
          <table:table-cell table:style-name="ce13" table:formula="of:=SUM([.F15:.F21])" office:value-type="float" office:value="0" calcext:value-type="float">
            <text:p>0</text:p>
          </table:table-cell>
          <table:table-cell table:style-name="ce13" table:formula="of:=SUM([.G15:.G21])" office:value-type="float" office:value="0" calcext:value-type="float">
            <text:p>0</text:p>
          </table:table-cell>
          <table:table-cell table:style-name="ce13"/>
          <table:table-cell table:style-name="ce28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% consommé </text:p>
          </table:table-cell>
          <table:table-cell table:style-name="ce14" table:formula="of:=IF([.C22]=0;0;[.C22]/[.C14])" office:value-type="percentage" office:value="0" calcext:value-type="percentage">
            <text:p>0,00%</text:p>
          </table:table-cell>
          <table:table-cell table:style-name="ce14" table:formula="of:=IF([.D22]=0;0;[.D22]/[.D14])" office:value-type="percentage" office:value="0" calcext:value-type="percentage">
            <text:p>0,00%</text:p>
          </table:table-cell>
          <table:table-cell table:style-name="ce14" table:formula="of:=IF([.E22]=0;0;[.E22]/[.E14])" office:value-type="percentage" office:value="0" calcext:value-type="percentage">
            <text:p>0,00%</text:p>
          </table:table-cell>
          <table:table-cell table:style-name="ce14" table:formula="of:=IF([.F22]=0;0;[.F22]/[.F14])" office:value-type="percentage" office:value="0" calcext:value-type="percentage">
            <text:p>0,00%</text:p>
          </table:table-cell>
          <table:table-cell table:style-name="ce14" table:formula="of:=IF([.G22]=0;0;[.G22]/[.G14])" office:value-type="percentage" office:value="0" calcext:value-type="percentage">
            <text:p>0,00%</text:p>
          </table:table-cell>
          <table:table-cell table:style-name="ce14"/>
          <table:table-cell table:style-name="ce29"/>
          <table:table-cell table:number-columns-repeated="1015"/>
        </table:table-row>
        <table:named-expressions>
          <table:named-range table:name="Excel_BuiltIn_Print_Area" table:base-cell-address="$'Semestre S2'.$A$1" table:cell-range-address="$'Semestre S2'.$A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5">
      <number:number number:decimal-places="2" loext:min-decimal-places="2" number:min-integer-digits="1"/>
      <number:text>%</number:text>
    </number:percentage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18:51:30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riode_20_E2" style:display-name="PageStyle_Période 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riode_20_E3" style:display-name="PageStyle_Période 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riode_20_E4" style:display-name="PageStyle_Période 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riode_20_E5" style:display-name="PageStyle_Période 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riode_20_E6" style:display-name="PageStyle_Période 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riode_20_E7" style:display-name="PageStyle_Période 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e Dubois</meta:initial-creator>
    <meta:creation-date>2018-03-15T16:06:10</meta:creation-date>
    <dc:date>2020-03-12T18:54:05.800000000</dc:date>
    <meta:print-date>2018-03-15T15:38:09</meta:print-date>
    <meta:generator>LibreOffice/5.2.7.2$Windows_X86_64 LibreOffice_project/2b7f1e640c46ceb28adf43ee075a6e8b8439ed10</meta:generator>
    <meta:editing-duration>PT20M11S</meta:editing-duration>
    <meta:editing-cycles>6</meta:editing-cycles>
    <meta:document-statistic meta:table-count="1" meta:cell-count="50" meta:object-count="0"/>
  </office:meta>
</office:document-meta>
</file>